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ow I Do My Computing</text:title></text:p>
      <text:p text:style-name="OrgTitle"/>
      <text:p text:style-name="OrgSubtitle"><text:initial-creator>Ramsay Carslaw</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3f5ed9">1. Introduction</text:a></text:p>
          <text:p text:style-name="Contents_20_1"><text:a xlink:type="simple" xlink:href="#org7336411">2. System and Tooling</text:a></text:p>
          <text:p text:style-name="Contents_20_1"><text:a xlink:type="simple" xlink:href="#org6811209">3. Principles</text:a></text:p>
          <text:p text:style-name="Contents_20_2"><text:a xlink:type="simple" xlink:href="#orgf27abd5">3.1. 1. Prefer the keyboard</text:a></text:p>
          <text:p text:style-name="Contents_20_2"><text:a xlink:type="simple" xlink:href="#org8f68a47">3.2. 2. Avoid fullscreen</text:a></text:p>
          <text:p text:style-name="Contents_20_2"><text:a xlink:type="simple" xlink:href="#orgb17576c">3.3. 3. Minimise Apps</text:a></text:p>
          <text:p text:style-name="Contents_20_2"><text:a xlink:type="simple" xlink:href="#orge186e3e">3.4. 4. Configurability above all else</text:a></text:p>
          <text:p text:style-name="Contents_20_2"><text:a xlink:type="simple" xlink:href="#org74f36a3">3.5. 5. Plain text is king</text:a></text:p>
          <text:p text:style-name="Contents_20_2"><text:a xlink:type="simple" xlink:href="#orgffbcf1f">3.6. 6. Consistency</text:a></text:p>
          <text:p text:style-name="Contents_20_2"><text:a xlink:type="simple" xlink:href="#org4be29be">3.7. 7. Startup time is important</text:a></text:p>
          <text:p text:style-name="Contents_20_3"><text:a xlink:type="simple" xlink:href="#orgb6c6594">3.7.1. 7 (a). Splash screens are evil</text:a></text:p>
          <text:p text:style-name="Contents_20_3"><text:a xlink:type="simple" xlink:href="#org944026a">3.7.2. 7 (b). Emacs client</text:a></text:p>
          <text:p text:style-name="Contents_20_2"><text:a xlink:type="simple" xlink:href="#org93b0531">3.8. 8. Anesthetics Matter</text:a></text:p>
          <text:p text:style-name="Contents_20_2"><text:a xlink:type="simple" xlink:href="#org6c2ad52">3.9. 9. Separate 'light' and 'heavy' tasks</text:a></text:p>
          <text:p text:style-name="Contents_20_2"><text:a xlink:type="simple" xlink:href="#orga645baf">3.10. 10. Efficiency is everything</text:a></text:p>
        </text:index-body>
      </text:table-of-content>
      <text:h text:style-name="Heading_20_1" text:outline-level="1" text:is-list-header="false">
<text:bookmark-start text:name="OrgXref.org33f5ed9"/>
<text:bookmark text:name="org33f5ed9"/>Introduction
<text:bookmark-end text:name="OrgXref.org33f5ed9"/></text:h>
      <text:p text:style-name="Text_20_body">I decided to make this document on how I use my computer, in the hopes
it is useful to someone.
</text:p>
      <text:h text:style-name="Heading_20_1" text:outline-level="1" text:is-list-header="false">
<text:bookmark-start text:name="OrgXref.org7336411"/>
<text:bookmark text:name="org7336411"/>System and Tooling
<text:bookmark-end text:name="OrgXref.org7336411"/></text:h>
      <text:p text:style-name="Text_20_body">I use macOS for everything. I find the built in Apple apps to be more
than good enough for most tasks. There are a few execptions. The
default window manager is horrible, for this reason I use rectangle to
control my windows.
</text:p>
      <text:h text:style-name="Heading_20_1" text:outline-level="1" text:is-list-header="false">
<text:bookmark-start text:name="OrgXref.org6811209"/>
<text:bookmark text:name="org6811209"/>Principles
<text:bookmark-end text:name="OrgXref.org6811209"/></text:h>
      <text:p text:style-name="Text_20_body">I follow some general principles when I use my computer
</text:p>
      <text:h text:style-name="Heading_20_2" text:outline-level="2" text:is-list-header="false">
<text:bookmark-start text:name="OrgXref.orgf27abd5"/>
<text:bookmark text:name="orgf27abd5"/>1. Prefer the keyboard
<text:bookmark-end text:name="OrgXref.orgf27abd5"/></text:h>
      <text:p text:style-name="Text_20_body">The mouse is slower for almost every task, try and avoid using it.
</text:p>
      <text:h text:style-name="Heading_20_2" text:outline-level="2" text:is-list-header="false">
<text:bookmark-start text:name="OrgXref.org8f68a47"/>
<text:bookmark text:name="org8f68a47"/>2. Avoid fullscreen
<text:bookmark-end text:name="OrgXref.org8f68a47"/></text:h>
      <text:p text:style-name="Text_20_body">Use vertical windows on the homepage, managed with Rectangle. This way
I can use the keyboard to <text:span text:style-name="Underline">temporarily</text:span> enlarge windows and then snap
them back. Opening multiple windows is better then clicking on a large
full screen window.
</text:p>
      <text:h text:style-name="Heading_20_2" text:outline-level="2" text:is-list-header="false">
<text:bookmark-start text:name="OrgXref.orgb17576c"/>
<text:bookmark text:name="orgb17576c"/>3. Minimise Apps
<text:bookmark-end text:name="OrgXref.orgb17576c"/></text:h>
      <text:p text:style-name="Text_20_body">It is better to have one program you know well (vim, emacs) then one
for each problem (IntelliJ, CLion etc). You can learn this program
more deeply and become more efficient.
</text:p>
      <text:h text:style-name="Heading_20_2" text:outline-level="2" text:is-list-header="false">
<text:bookmark-start text:name="OrgXref.orge186e3e"/>
<text:bookmark text:name="orge186e3e"/>4. Configurability above all else
<text:bookmark-end text:name="OrgXref.orge186e3e"/></text:h>
      <text:p text:style-name="Text_20_body">The best programs are the ones that let you customise them completely.
Any program that isn't configurable will eventually slow you down.
</text:p>
      <text:h text:style-name="Heading_20_2" text:outline-level="2" text:is-list-header="false">
<text:bookmark-start text:name="OrgXref.org74f36a3"/>
<text:bookmark text:name="org74f36a3"/>5. Plain text is king
<text:bookmark-end text:name="OrgXref.org74f36a3"/></text:h>
      <text:p text:style-name="Text_20_body">It is always better to work with plain text files then using non
standard file formats, the exception being PDF.
</text:p>
      <text:h text:style-name="Heading_20_2" text:outline-level="2" text:is-list-header="false">
<text:bookmark-start text:name="OrgXref.orgffbcf1f"/>
<text:bookmark text:name="orgffbcf1f"/>6. Consistency
<text:bookmark-end text:name="OrgXref.orgffbcf1f"/></text:h>
      <text:p text:style-name="Text_20_body">Try and use the same colorscheme everywhere, I use github dark. Also
try to match font sizes, font faces and anything else. I also use
 vim keys everywhere. Keeping these things consistent removes distractions
 when you are focusing and switching between tasks.
</text:p>
      <text:h text:style-name="Heading_20_2" text:outline-level="2" text:is-list-header="false">
<text:bookmark-start text:name="OrgXref.org4be29be"/>
<text:bookmark text:name="org4be29be"/>7. Startup time is important
<text:bookmark-end text:name="OrgXref.org4be29be"/></text:h>
      <text:p text:style-name="Text_20_body">Every tool you use should be able to have an instance open near
instantly and be closed quickly. Every tool you use should be able to
be launched from the command line. vim is perfect for this, as is
server mode emacs. On macOS the <text:span text:style-name="OrgCode">open</text:span> command is particularly good
for this.
</text:p>
      <text:h text:style-name="Heading_20_3" text:outline-level="3" text:is-list-header="false">
<text:bookmark-start text:name="OrgXref.orgb6c6594"/>
<text:bookmark text:name="orgb6c6594"/>7 (a). Splash screens are evil
<text:bookmark-end text:name="OrgXref.orgb6c6594"/></text:h>
      <text:p text:style-name="Text_20_body">Delete any app that has a startup window before you actually are able to use the app.
</text:p>
      <text:h text:style-name="Heading_20_3" text:outline-level="3" text:is-list-header="false">
<text:bookmark-start text:name="OrgXref.org944026a"/>
<text:bookmark text:name="org944026a"/>7 (b). Emacs client
<text:bookmark-end text:name="OrgXref.org944026a"/></text:h>
      <text:p text:style-name="Text_20_body">Use emacs client on macos
</text:p>
      <text:h text:style-name="Heading_20_2" text:outline-level="2" text:is-list-header="false">
<text:bookmark-start text:name="OrgXref.org93b0531"/>
<text:bookmark text:name="org93b0531"/>8. Anesthetics Matter
<text:bookmark-end text:name="OrgXref.org93b0531"/></text:h>
      <text:p text:style-name="Text_20_body">Much like you would prefer to work at a desk with a great view then a
desk facing a wall, how your programs look and feel will affect your
productivity. Customise them to look pleasing.
</text:p>
      <text:h text:style-name="Heading_20_2" text:outline-level="2" text:is-list-header="false">
<text:bookmark-start text:name="OrgXref.org6c2ad52"/>
<text:bookmark text:name="org6c2ad52"/>9. Separate 'light' and 'heavy' tasks
<text:bookmark-end text:name="OrgXref.org6c2ad52"/></text:h>
      <text:p text:style-name="Text_20_body">I have a chain of command for which program is used for an edit. If
it's modifying one file within a small projetct I use vim with an
extremely minimal config (no plugins). For more IDE like features
I use neovim or emacs with a complete LSP config.
</text:p>
      <text:h text:style-name="Heading_20_2" text:outline-level="2" text:is-list-header="false">
<text:bookmark-start text:name="OrgXref.orga645baf"/>
<text:bookmark text:name="orga645baf"/>10. Efficiency is everything
<text:bookmark-end text:name="OrgXref.orga645baf"/></text:h>
      <text:p text:style-name="Text_20_body">Try and learn lots of features from your editor. It is not enough to
minimise keystrokes, you must also minimise thought about the
specifics of editing. Like playing an instrument you want to focus
on the music not your finger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amsay Carslaw</dc:creator>
    <meta:initial-creator>Ramsay Carslaw</meta:initial-creator>
    <dc:date>2022-12-20T00:09:08</dc:date>
    <meta:creation-date>2022-12-20T00:09:08</meta:creation-date>
    <meta:generator>Emacs 28.2 (Org mode 9.5.5)</meta:generator>
    <meta:keyword/>
    <dc:subject/>
    <dc:title>How I Do My Computing</dc:title>
  </office:meta>
</office:document-meta>
</file>